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Times New Roman" svg:font-family="'Times New Roman', stixgeneral, serif"/>
    <style:font-face style:name="sans-serif" svg:font-family="sans-serif"/>
    <style:font-face style:name="AR PL SungtiL GB" svg:font-family="'AR PL SungtiL GB'"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B" style:family="table-column">
      <style:table-column-properties style:column-width="1.6736in" style:rel-column-width="16384*"/>
    </style:style>
    <style:style style:name="Table2.C" style:family="table-column">
      <style:table-column-properties style:column-width="1.1153in" style:rel-column-width="10923*"/>
    </style:style>
    <style:style style:name="Table2.E" style:family="table-column">
      <style:table-column-properties style:column-width="1.1153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paragraph-rsid="000d930a" style:font-weight-asian="bold" style:font-weight-complex="bold"/>
    </style:style>
    <style:style style:name="P3" style:family="paragraph" style:parent-style-name="Text_20_body">
      <style:text-properties fo:font-weight="bold" officeooo:paragraph-rsid="0010cc08" style:font-weight-asian="bold" style:font-weight-complex="bold"/>
    </style:style>
    <style:style style:name="P4" style:family="paragraph" style:parent-style-name="Text_20_body">
      <style:text-properties fo:font-weight="bold" officeooo:paragraph-rsid="001b09a8" style:font-weight-asian="bold" style:font-weight-complex="bold"/>
    </style:style>
    <style:style style:name="P5" style:family="paragraph" style:parent-style-name="Text_20_body">
      <style:text-properties fo:font-weight="bold" officeooo:paragraph-rsid="002af8ac" style:font-weight-asian="bold" style:font-weight-complex="bold"/>
    </style:style>
    <style:style style:name="P6" style:family="paragraph" style:parent-style-name="Text_20_body">
      <style:text-properties fo:font-weight="bold" officeooo:paragraph-rsid="0027f54d" style:font-weight-asian="bold" style:font-weight-complex="bold"/>
    </style:style>
    <style:style style:name="P7" style:family="paragraph" style:parent-style-name="Text_20_body">
      <style:text-properties officeooo:paragraph-rsid="000d930a"/>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normal" officeooo:paragraph-rsid="002af8ac" style:font-weight-asian="normal" style:font-weight-complex="normal"/>
    </style:style>
    <style:style style:name="P10" style:family="paragraph" style:parent-style-name="Text_20_body">
      <style:text-properties officeooo:paragraph-rsid="001b09a8"/>
    </style:style>
    <style:style style:name="P11" style:family="paragraph" style:parent-style-name="Text_20_body">
      <style:text-properties officeooo:paragraph-rsid="00201133"/>
    </style:style>
    <style:style style:name="P12" style:family="paragraph" style:parent-style-name="Text_20_body">
      <style:text-properties officeooo:paragraph-rsid="002af8ac"/>
    </style:style>
    <style:style style:name="P13" style:family="paragraph" style:parent-style-name="Text_20_body">
      <style:text-properties officeooo:paragraph-rsid="003095e2"/>
    </style:style>
    <style:style style:name="P14" style:family="paragraph" style:parent-style-name="Text_20_body">
      <style:text-properties officeooo:paragraph-rsid="0030ab51"/>
    </style:style>
    <style:style style:name="P15" style:family="paragraph" style:parent-style-name="Text_20_body">
      <style:text-properties fo:font-variant="normal" fo:text-transform="none" fo:color="#000000" style:font-name="Times New Roman" fo:font-size="11.25pt" fo:letter-spacing="normal" fo:font-style="normal" fo:font-weight="normal" officeooo:paragraph-rsid="0030ab51"/>
    </style:style>
    <style:style style:name="P16" style:family="paragraph" style:parent-style-name="Text_20_body">
      <style:text-properties fo:font-variant="normal" fo:text-transform="none" fo:color="#1d1f22" style:font-name="Helvetica" fo:font-size="10.5pt" fo:letter-spacing="normal" fo:font-style="normal" fo:font-weight="normal" officeooo:paragraph-rsid="003095e2"/>
    </style:style>
    <style:style style:name="P17" style:family="paragraph" style:parent-style-name="Text_20_body">
      <style:text-properties style:font-name="sans-serif" fo:font-size="15.75pt" fo:font-weight="normal" officeooo:paragraph-rsid="005e54d4" style:font-weight-asian="normal" style:font-weight-complex="normal"/>
    </style:style>
    <style:style style:name="P18" style:family="paragraph" style:parent-style-name="Text_20_body">
      <style:text-properties officeooo:paragraph-rsid="0013bb3e"/>
    </style:style>
    <style:style style:name="P19" style:family="paragraph" style:parent-style-name="Text_20_body">
      <style:text-properties officeooo:rsid="00159ba4" officeooo:paragraph-rsid="00159ba4"/>
    </style:style>
    <style:style style:name="P20" style:family="paragraph" style:parent-style-name="Text_20_body">
      <style:text-properties officeooo:paragraph-rsid="002469e0"/>
    </style:style>
    <style:style style:name="P21" style:family="paragraph" style:parent-style-name="Text_20_body">
      <style:text-properties officeooo:paragraph-rsid="0027f54d"/>
    </style:style>
    <style:style style:name="P22" style:family="paragraph" style:parent-style-name="Text_20_body">
      <style:text-properties officeooo:rsid="0094ff38" officeooo:paragraph-rsid="00a113d8"/>
    </style:style>
    <style:style style:name="P23" style:family="paragraph" style:parent-style-name="Text_20_body">
      <style:text-properties officeooo:paragraph-rsid="00a7b4c1"/>
    </style:style>
    <style:style style:name="P24" style:family="paragraph" style:parent-style-name="Text_20_body">
      <style:paragraph-properties fo:margin-left="0in" fo:margin-right="0in" fo:text-align="start" style:justify-single-word="false" fo:orphans="2" fo:widows="2" fo:text-indent="0in" style:auto-text-indent="false"/>
    </style:style>
    <style:style style:name="P25" style:family="paragraph" style:parent-style-name="Text_20_body">
      <style:paragraph-properties fo:margin-left="0in" fo:margin-right="0in" fo:text-align="start" style:justify-single-word="false" fo:orphans="2" fo:widows="2" fo:text-indent="0in" style:auto-text-indent="false"/>
      <style:text-properties officeooo:paragraph-rsid="0030ab51"/>
    </style:style>
    <style:style style:name="P2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officeooo:paragraph-rsid="0030ab51"/>
    </style:style>
    <style:style style:name="P27" style:family="paragraph" style:parent-style-name="Text_20_body">
      <style:paragraph-properties fo:margin-left="0in" fo:margin-right="0in" fo:orphans="2" fo:widows="2" fo:text-indent="0in" style:auto-text-indent="false"/>
      <style:text-properties fo:font-variant="normal" fo:text-transform="none" fo:color="#1d1f22" style:font-name="Helvetica" fo:font-size="10.5pt" fo:letter-spacing="normal" fo:font-style="normal" fo:font-weight="normal"/>
    </style:style>
    <style:style style:name="P28" style:family="paragraph" style:parent-style-name="Text_20_body">
      <style:paragraph-properties fo:margin-left="0in" fo:margin-right="0in" fo:orphans="2" fo:widows="2" fo:text-indent="0in" style:auto-text-indent="false"/>
    </style:style>
    <style:style style:name="P29" style:family="paragraph" style:parent-style-name="Table_20_Contents">
      <style:paragraph-properties fo:margin-left="0in" fo:margin-right="0in" fo:margin-top="0in" fo:margin-bottom="0in" loext:contextual-spacing="false" fo:text-indent="0in" style:auto-text-indent="false"/>
      <style:text-properties fo:color="#000000" officeooo:paragraph-rsid="008d45e2"/>
    </style:style>
    <style:style style:name="P30" style:family="paragraph" style:parent-style-name="Table_20_Contents">
      <style:paragraph-properties fo:margin-left="0in" fo:margin-right="0in" fo:margin-top="0in" fo:margin-bottom="0in" loext:contextual-spacing="false" fo:text-indent="0in" style:auto-text-indent="false"/>
      <style:text-properties fo:color="#000000" officeooo:rsid="0094ff38" officeooo:paragraph-rsid="009978dc"/>
    </style:style>
    <style:style style:name="P31" style:family="paragraph" style:parent-style-name="Preformatted_20_Text">
      <style:paragraph-properties fo:margin-left="0in" fo:margin-right="0in" fo:margin-top="0in" fo:margin-bottom="0in" loext:contextual-spacing="false" fo:text-indent="0in" style:auto-text-indent="false"/>
    </style:style>
    <style:style style:name="P32" style:family="paragraph" style:parent-style-name="Preformatted_20_Text">
      <style:paragraph-properties fo:margin-left="0in" fo:margin-right="0in" fo:margin-top="0in" fo:margin-bottom="0in" loext:contextual-spacing="false" fo:text-indent="0in" style:auto-text-indent="false"/>
      <style:text-properties fo:color="#000000"/>
    </style:style>
    <style:style style:name="P33" style:family="paragraph" style:parent-style-name="Preformatted_20_Text">
      <style:paragraph-properties fo:margin-left="0in" fo:margin-right="0in" fo:margin-top="0in" fo:margin-bottom="0in" loext:contextual-spacing="false" fo:text-indent="0in" style:auto-text-indent="false"/>
      <style:text-properties officeooo:rsid="009978dc" officeooo:paragraph-rsid="009978dc"/>
    </style:style>
    <style:style style:name="P34" style:family="paragraph" style:parent-style-name="Preformatted_20_Text">
      <style:paragraph-properties fo:margin-left="0in" fo:margin-right="0in" fo:margin-top="0in" fo:margin-bottom="0in" loext:contextual-spacing="false" fo:text-indent="0in" style:auto-text-indent="false"/>
      <style:text-properties officeooo:rsid="00a10c48" officeooo:paragraph-rsid="00a10c48"/>
    </style:style>
    <style:style style:name="P35" style:family="paragraph" style:parent-style-name="Heading_20_3">
      <style:text-properties fo:font-size="12pt" fo:font-weight="bold" officeooo:paragraph-rsid="002af8ac" style:font-size-asian="12pt" style:font-weight-asian="bold" style:font-size-complex="12pt" style:font-weight-complex="bold"/>
    </style:style>
    <style:style style:name="P36" style:family="paragraph" style:parent-style-name="Table_20_Contents">
      <style:text-properties officeooo:rsid="008cd7a6" officeooo:paragraph-rsid="008cd7a6"/>
    </style:style>
    <style:style style:name="P37" style:family="paragraph" style:parent-style-name="Table_20_Contents">
      <style:text-properties officeooo:rsid="008d45e2" officeooo:paragraph-rsid="008d45e2"/>
    </style:style>
    <style:style style:name="P38" style:family="paragraph" style:parent-style-name="Table_20_Contents">
      <style:text-properties officeooo:rsid="00942103" officeooo:paragraph-rsid="00942103"/>
    </style:style>
    <style:style style:name="P39" style:family="paragraph" style:parent-style-name="Table_20_Contents">
      <style:text-properties officeooo:rsid="0094ff38" officeooo:paragraph-rsid="0094ff38"/>
    </style:style>
    <style:style style:name="P40" style:family="paragraph" style:parent-style-name="Table_20_Contents">
      <style:text-properties officeooo:rsid="0097e4bc" officeooo:paragraph-rsid="0097e4bc"/>
    </style:style>
    <style:style style:name="P41" style:family="paragraph" style:parent-style-name="Text_20_body">
      <style:paragraph-properties fo:break-before="page"/>
      <style:text-properties fo:font-weight="bold" officeooo:paragraph-rsid="002af8ac" style:font-weight-asian="bold" style:font-weight-complex="bold"/>
    </style:style>
    <style:style style:name="P42" style:family="paragraph" style:parent-style-name="Preformatted_20_Text">
      <style:text-properties officeooo:rsid="00942103" officeooo:paragraph-rsid="00942103"/>
    </style:style>
    <style:style style:name="P43" style:family="paragraph" style:parent-style-name="Preformatted_20_Text">
      <style:text-properties officeooo:rsid="0097e4bc" officeooo:paragraph-rsid="0097e4bc"/>
    </style:style>
    <style:style style:name="P44" style:family="paragraph" style:parent-style-name="Preformatted_20_Text">
      <style:text-properties fo:color="#008000" officeooo:rsid="00942103" officeooo:paragraph-rsid="00942103"/>
    </style:style>
    <style:style style:name="P45" style:family="paragraph" style:parent-style-name="Preformatted_20_Text">
      <style:text-properties fo:color="#000000" officeooo:rsid="00942103" officeooo:paragraph-rsid="00942103"/>
    </style:style>
    <style:style style:name="P46" style:family="paragraph" style:parent-style-name="Text_20_body" style:list-style-name="L3">
      <style:text-properties fo:font-variant="normal" fo:text-transform="none" fo:color="#1d1f22" style:text-line-through-style="none" style:text-line-through-type="none" style:font-name="Helvetica" fo:font-size="10.5pt" fo:letter-spacing="normal" fo:font-style="normal" style:text-underline-style="none" fo:font-weight="normal" officeooo:rsid="00472066" officeooo:paragraph-rsid="00472066" style:text-blinking="false"/>
    </style:style>
    <style:style style:name="P47" style:family="paragraph" style:parent-style-name="Text_20_body" style:list-style-name="L4">
      <style:text-properties fo:font-variant="normal" fo:text-transform="none" fo:color="#1d1f22" style:text-line-through-style="none" style:text-line-through-type="none" style:font-name="Helvetica" fo:font-size="10.5pt" fo:letter-spacing="normal" fo:font-style="normal" style:text-underline-style="none" fo:font-weight="normal" officeooo:rsid="004b8c9d" officeooo:paragraph-rsid="004b8c9d" style:text-blinking="false"/>
    </style:style>
    <style:style style:name="P48" style:family="paragraph" style:parent-style-name="Text_20_body" style:list-style-name="L5">
      <style:text-properties fo:font-variant="normal" fo:text-transform="none" fo:color="#1d1f22" style:text-line-through-style="none" style:text-line-through-type="none" style:font-name="Helvetica" fo:font-size="10.5pt" fo:letter-spacing="normal" fo:font-style="normal" style:text-underline-style="none" fo:font-weight="normal" officeooo:rsid="004a700e" officeooo:paragraph-rsid="004d2b58" style:text-blinking="false"/>
    </style:style>
    <style:style style:name="P49" style:family="paragraph" style:parent-style-name="Text_20_body" style:list-style-name="L3">
      <style:text-properties fo:font-variant="normal" fo:text-transform="none" fo:color="#1d1f22" style:text-line-through-style="none" style:text-line-through-type="none" style:font-name="Helvetica" fo:font-size="10.5pt" fo:letter-spacing="normal" fo:font-style="normal" style:text-underline-style="none" fo:font-weight="normal" officeooo:rsid="0054e2dd" officeooo:paragraph-rsid="0054e2dd" style:text-blinking="false"/>
    </style:style>
    <style:style style:name="P50" style:family="paragraph" style:parent-style-name="Text_20_body" style:list-style-name="L6">
      <style:text-properties fo:font-variant="normal" fo:text-transform="none" fo:color="#1d1f22" style:text-line-through-style="none" style:text-line-through-type="none" style:font-name="Helvetica" fo:font-size="10.5pt" fo:letter-spacing="normal" fo:font-style="normal" style:text-underline-style="none" fo:font-weight="normal" officeooo:rsid="0059126f" officeooo:paragraph-rsid="0059126f" style:text-blinking="false"/>
    </style:style>
    <style:style style:name="P51" style:family="paragraph" style:parent-style-name="Text_20_body" style:list-style-name="L7">
      <style:text-properties fo:font-variant="normal" fo:text-transform="none" fo:color="#1d1f22" style:text-line-through-style="none" style:text-line-through-type="none" style:font-name="Helvetica" fo:font-size="10.5pt" fo:letter-spacing="normal" fo:font-style="normal" style:text-underline-style="none" fo:font-weight="normal" officeooo:rsid="00557a3f" officeooo:paragraph-rsid="00557a3f" style:text-blinking="false"/>
    </style:style>
    <style:style style:name="P52" style:family="paragraph" style:parent-style-name="Text_20_body" style:list-style-name="L7">
      <style:text-properties fo:font-variant="normal" fo:text-transform="none" fo:color="#1d1f22" style:text-line-through-style="none" style:text-line-through-type="none" style:font-name="Helvetica" fo:font-size="10.5pt" fo:letter-spacing="normal" fo:font-style="normal" style:text-underline-style="none" fo:font-weight="normal" officeooo:rsid="004e73eb" officeooo:paragraph-rsid="00557a3f" style:text-blinking="false"/>
    </style:style>
    <style:style style:name="P53" style:family="paragraph" style:parent-style-name="Text_20_body" style:list-style-name="L3">
      <style:text-properties fo:font-variant="normal" fo:text-transform="none" fo:color="#1d1f22" style:text-line-through-style="none" style:text-line-through-type="none" style:font-name="Helvetica" fo:font-size="10.5pt" fo:letter-spacing="normal" fo:font-style="normal" style:text-underline-style="none" fo:font-weight="normal" officeooo:rsid="004e73eb" officeooo:paragraph-rsid="004e73eb" style:text-blinking="false"/>
    </style:style>
    <style:style style:name="P54" style:family="paragraph" style:parent-style-name="Text_20_body" style:list-style-name="L7">
      <style:text-properties fo:font-variant="normal" fo:text-transform="none" fo:color="#1d1f22" style:text-line-through-style="none" style:text-line-through-type="none" style:font-name="Helvetica" fo:font-size="10.5pt" fo:letter-spacing="normal" fo:font-style="normal" style:text-underline-style="none" fo:font-weight="normal" officeooo:rsid="0051618f" officeooo:paragraph-rsid="0051618f" style:text-blinking="false"/>
    </style:style>
    <style:style style:name="P55" style:family="paragraph" style:parent-style-name="Text_20_body" style:list-style-name="L8">
      <style:text-properties fo:font-variant="normal" fo:text-transform="none" fo:color="#1d1f22" style:text-line-through-style="none" style:text-line-through-type="none" style:font-name="Helvetica" fo:font-size="10.5pt" fo:letter-spacing="normal" fo:font-style="normal" style:text-underline-style="none" fo:font-weight="normal" officeooo:rsid="004ff0f3" officeooo:paragraph-rsid="004ff0f3" style:text-blinking="false"/>
    </style:style>
    <style:style style:name="P56" style:family="paragraph" style:parent-style-name="Text_20_body" style:list-style-name="L9">
      <style:text-properties fo:font-variant="normal" fo:text-transform="none" fo:color="#1d1f22" style:text-line-through-style="none" style:text-line-through-type="none" style:font-name="Helvetica" fo:font-size="10.5pt" fo:letter-spacing="normal" fo:font-style="normal" style:text-underline-style="none" fo:font-weight="normal" officeooo:rsid="004d2b58" officeooo:paragraph-rsid="004d2b58" style:text-blinking="false"/>
    </style:style>
    <style:style style:name="P57" style:family="paragraph" style:parent-style-name="Text_20_body" style:list-style-name="L8">
      <style:text-properties officeooo:rsid="0053a3d2" officeooo:paragraph-rsid="0053a3d2"/>
    </style:style>
    <style:style style:name="P58" style:family="paragraph" style:parent-style-name="Text_20_body">
      <style:text-properties officeooo:paragraph-rsid="0010cc08"/>
    </style:style>
    <style:style style:name="P59" style:family="paragraph" style:parent-style-name="Text_20_body">
      <style:text-properties officeooo:paragraph-rsid="000f28ab"/>
    </style:style>
    <style:style style:name="P60" style:family="paragraph" style:parent-style-name="Text_20_body" style:list-style-name="L1">
      <style:paragraph-properties fo:margin-left="0in" fo:margin-right="0in" fo:text-align="start" style:justify-single-word="false" fo:orphans="2" fo:widows="2" fo:text-indent="0in" style:auto-text-indent="false"/>
    </style:style>
    <style:style style:name="P61" style:family="paragraph" style:parent-style-name="Text_20_body" style:list-style-name="L1">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style:style>
    <style:style style:name="P62" style:family="paragraph" style:parent-style-name="Text_20_body" style:list-style-name="L2">
      <style:paragraph-properties fo:margin-left="0in" fo:margin-right="0in" fo:margin-top="0in" fo:margin-bottom="0.1043in" loext:contextual-spacing="false" fo:orphans="2" fo:widows="2" fo:text-indent="0in" style:auto-text-indent="false" fo:padding="0in" fo:border="none"/>
      <style:text-properties fo:font-variant="normal" fo:text-transform="none" fo:color="#1d1f22" style:font-name="Helvetica" fo:font-size="10.5pt" fo:letter-spacing="normal" fo:font-style="normal" fo:font-weight="normal"/>
    </style:style>
    <style:style style:name="P63" style:family="paragraph" style:parent-style-name="Text_20_body" style:list-style-name="L2">
      <style:paragraph-properties fo:margin-top="0in" fo:margin-bottom="0.1043in" loext:contextual-spacing="false" fo:orphans="2" fo:widows="2" fo:padding="0in" fo:border="none"/>
      <style:text-properties fo:font-variant="normal" fo:text-transform="none" fo:color="#1d1f22" style:font-name="Helvetica" fo:font-size="10.5pt" fo:letter-spacing="normal" fo:font-style="normal" fo:font-weight="normal"/>
    </style:style>
    <style:style style:name="P64" style:family="paragraph" style:parent-style-name="Text_20_body" style:list-style-name="L3">
      <style:paragraph-properties fo:break-before="page"/>
      <style:text-properties fo:font-variant="normal" fo:text-transform="none" fo:color="#1d1f22" style:text-line-through-style="none" style:text-line-through-type="none" style:font-name="Helvetica" fo:font-size="10.5pt" fo:letter-spacing="normal" fo:font-style="normal" style:text-underline-style="none" fo:font-weight="normal" officeooo:rsid="00472066" officeooo:paragraph-rsid="00472066" style:text-blinking="false"/>
    </style:style>
    <style:style style:name="T1" style:family="text">
      <style:text-properties fo:font-weight="normal" style:font-weight-asian="normal" style:font-weight-complex="normal"/>
    </style:style>
    <style:style style:name="T2" style:family="text">
      <style:text-properties fo:font-weight="normal" officeooo:rsid="0010cc08"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159ba4"/>
    </style:style>
    <style:style style:name="T5" style:family="text">
      <style:text-properties officeooo:rsid="001b09a8"/>
    </style:style>
    <style:style style:name="T6" style:family="text">
      <style:text-properties fo:color="#000000"/>
    </style:style>
    <style:style style:name="T7" style:family="text">
      <style:text-properties fo:color="#000000" style:font-name="Times New Roman" fo:font-size="11.25pt" fo:letter-spacing="normal" fo:font-weight="normal"/>
    </style:style>
    <style:style style:name="T8" style:family="text">
      <style:text-properties fo:color="#000000" fo:font-weight="bold" style:font-weight-asian="bold" style:font-weight-complex="bold"/>
    </style:style>
    <style:style style:name="T9" style:family="text">
      <style:text-properties fo:color="#000000" officeooo:rsid="00942103"/>
    </style:style>
    <style:style style:name="T10" style:family="text">
      <style:text-properties fo:color="#000000" style:text-underline-style="solid" style:text-underline-width="auto" style:text-underline-color="font-color"/>
    </style:style>
    <style:style style:name="T11" style:family="text">
      <style:text-properties fo:font-variant="normal" fo:text-transform="none" fo:color="#000000" style:font-name="Times New Roman" fo:font-size="11.25pt" fo:letter-spacing="normal" fo:font-style="normal" fo:font-weight="normal"/>
    </style:style>
    <style:style style:name="T12" style:family="text">
      <style:text-properties fo:font-variant="normal" fo:text-transform="none" fo:color="#1d1f22" style:font-name="Helvetica" fo:font-size="10.5pt" fo:letter-spacing="normal" fo:font-style="normal" fo:font-weight="bold"/>
    </style:style>
    <style:style style:name="T13" style:family="text">
      <style:text-properties fo:font-variant="normal" fo:text-transform="none" fo:color="#1d1f22" style:text-line-through-style="none" style:text-line-through-type="none" style:font-name="Helvetica" fo:font-size="10.5pt" fo:letter-spacing="normal" fo:font-style="normal" style:text-underline-style="none" fo:font-weight="normal" style:text-blinking="false"/>
    </style:style>
    <style:style style:name="T14" style:family="text">
      <style:text-properties fo:font-variant="normal" fo:text-transform="none" fo:color="#1d1f22" style:text-line-through-style="none" style:text-line-through-type="none" style:font-name="Helvetica" fo:font-size="10.5pt" fo:letter-spacing="normal" fo:font-style="normal" style:text-underline-style="none" fo:font-weight="normal" officeooo:rsid="004ff0f3" style:text-blinking="false"/>
    </style:style>
    <style:style style:name="T15" style:family="text">
      <style:text-properties fo:color="#2878a2" style:text-line-through-style="none" style:text-line-through-type="none" style:text-underline-style="none" style:text-blinking="false"/>
    </style:style>
    <style:style style:name="T16" style:family="text">
      <style:text-properties fo:color="#0366d6" style:text-line-through-style="none" style:text-line-through-type="none" style:text-underline-style="none" style:text-blinking="false"/>
    </style:style>
    <style:style style:name="T17" style:family="text">
      <style:text-properties fo:color="#0366d6" style:text-line-through-style="none" style:text-line-through-type="none" style:text-underline-style="none" officeooo:rsid="00a21360" style:text-blinking="false"/>
    </style:style>
    <style:style style:name="T18" style:family="text">
      <style:text-properties officeooo:rsid="0059126f"/>
    </style:style>
    <style:style style:name="T19" style:family="text">
      <style:text-properties officeooo:rsid="005a0fe9"/>
    </style:style>
    <style:style style:name="T20" style:family="text">
      <style:text-properties officeooo:rsid="008bfb30"/>
    </style:style>
    <style:style style:name="T21" style:family="text">
      <style:text-properties officeooo:rsid="00a10c48"/>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1.6146in" draw:z-index="0">
        <draw:text-box fo:min-height="0.0161in">
          <text:p text:style-name="Text_20_body"/>
        </draw:text-box>
      </draw:frame>
      <draw:frame draw:style-name="fr1" draw:name="Frame2" text:anchor-type="page" text:anchor-page-number="1" svg:x="0in" svg:y="0in" svg:width="0.0161in" draw:z-index="1">
        <draw:text-box fo:min-height="0.0161in">
          <text:p text:style-name="Text_20_body"/>
        </draw:text-box>
      </draw:frame>
      <draw:frame draw:style-name="fr1" draw:name="Frame3" text:anchor-type="page" text:anchor-page-number="1" svg:x="0in" svg:y="0in" svg:width="0.0161in" draw:z-index="2">
        <draw:text-box fo:min-height="0.0161in">
          <text:p text:style-name="Text_20_body"/>
        </draw:text-box>
      </draw:frame>
      <text:p text:style-name="P1">Automated Facial Trait Judgment and Election Outcome Prediction:Social Dimensions of Face</text:p>
      <text:p text:style-name="Text_20_body"><text:span text:style-name="T3">Olivola, C. Y., Eubanks, D. L., &amp; Lovelace, J. B. (2014). The many (distinctive) faces of leadership: inferring leadership domain from facial appearance. </text:span><text:span text:style-name="Emphasis"><text:span text:style-name="T3">The Leadership Quarterly</text:span></text:span><text:span text:style-name="T3">, 25(5), 817-834. doi:10.1016/j.leaqua.2014.06.002</text:span></text:p>
      <text:p text:style-name="Text_20_body"><text:a xlink:type="simple" xlink:href="https://www.sciencedirect.com/science/article/pii/S1048984314000617" text:style-name="Internet_20_link" text:visited-style-name="Visited_20_Internet_20_Link">https://www.sciencedirect.com/science/article/pii/S1048984314000617</text:a></text:p>
      <text:p text:style-name="Text_20_body"/>
      <text:p text:style-name="Text_20_body">-498 samples</text:p>
      <text:p text:style-name="Text_20_body"/>
      <text:p text:style-name="P1">Face Recognition: From Traditional to Deep Learning Methods</text:p>
      <text:p text:style-name="P7"/>
      <text:p text:style-name="P2">Face Clustering: Representation and Pairwise Constraints</text:p>
      <text:p text:style-name="P59"><text:span text:style-name="T1">k-means assumes that the data points of different classes are close to the centroids of the classes and spectral clustering [58] [59] aims at finding a balanced partition of the dataset. But in fact, the data could be distributed in arbitrary shapes, depending on the representation, and the sizes of different clusters in a large face image collection could be very unbalanced</text:span></text:p>
      <text:p text:style-name="P3">Joint Face Detection and Alignment using Multi-task Cascaded Convolutional Network<text:span text:style-name="T20">s</text:span></text:p>
      <text:p text:style-name="P20"/>
      <text:p text:style-name="P1">Histograms of Oriented Gradients for Human Detection</text:p>
      <text:p text:style-name="Text_20_body"><text:a xlink:type="simple" xlink:href="http://blog.dlib.net/2" text:style-name="Internet_20_link" text:visited-style-name="Visited_20_Internet_20_Link">http://blog.dlib.net/2</text:a><text:a xlink:type="simple" xlink:href="http://blog.dlib.net/2014/02/dlib-186-released-make-your-own-object.html" text:style-name="Internet_20_link" text:visited-style-name="Visited_20_Internet_20_Link"><text:tab/>014/02/dlib-186-released-make-your-own-object.html</text:a></text:p>
      <text:p text:style-name="Text_20_body">Dlib face detection: HOG + trained with linear classifier (SVM)</text:p>
      <text:p text:style-name="Text_20_body">Moreover, the HOG trainer uses dlib's <text:a xlink:type="simple" xlink:href="http://arxiv.org/abs/1502.00046" text:style-name="Internet_20_link" text:visited-style-name="Visited_20_Internet_20_Link">structural SVM based training algorithm</text:a> which enables it to train on all the sub-windows in every image. </text:p>
      <text:p text:style-name="Text_20_body"><text:a xlink:type="simple" xlink:href="https://www.hackevolve.com/face-recognition-deep-learning/" text:style-name="Internet_20_link" text:visited-style-name="Visited_20_Internet_20_Link">https://www.hackevolve.com/face-recognition-deep-learning/</text:a></text:p>
      <text:p text:style-name="Text_20_body">It works by computing the gradient magnitude and its direction from the image divided by cells Now those extracted HOG features are used to train a classifier by using<text:span text:style-name="Strong_20_Emphasis"> </text:span><text:a xlink:type="simple" xlink:href="https://en.wikipedia.org/wiki/Support_vector_machine" text:style-name="Internet_20_link" text:visited-style-name="Visited_20_Internet_20_Link"><text:span text:style-name="Strong_20_Emphasis">SVM</text:span></text:a> algorithm. And now a window of fixed size is slid over an image pyramid and the regions are classified. Then the classified regions are passed through <text:a xlink:type="simple" xlink:href="http://www.pyimagesearch.com/2014/11/17/non-maximum-suppression-object-detection-python/" text:style-name="Internet_20_link" text:visited-style-name="Visited_20_Internet_20_Link"><text:span text:style-name="Strong_20_Emphasis">Non-Maximum </text:span></text:a><text:a xlink:type="simple" xlink:href="http://www.pyimagesearch.com/2014/11/17/non-maximum-suppression-object-detection-python/" text:style-name="Internet_20_link" text:visited-style-name="Visited_20_Internet_20_Link"><text:span text:style-name="Strong_20_Emphasis">Suppression</text:span></text:a><text:a xlink:type="simple" xlink:href="http://www.pyimagesearch.com/2014/11/17/non-maximum-suppression-object-detection-python/" text:style-name="Internet_20_link" text:visited-style-name="Visited_20_Internet_20_Link"> </text:a>to reject the overlapping regions ranked by classification score.</text:p>
      <text:p text:style-name="P17"/>
      <text:p text:style-name="P11"/>
      <text:p text:style-name="P3">FaceNet: A Unified Embedding for Face Recognition and Clustering</text:p>
      <text:p text:style-name="P3">https://github.com/davidsandberg/facenet</text:p>
      <text:p text:style-name="P18"/>
      <text:p text:style-name="P18"><text:soft-page-break/>The triplet loss, however, tries to enforce a margin between each pair of faces from one person to all other faces. This allows the faces for one identity to live on a manifold, while still enforcing the distance and thus discriminability to other identities. The embedding is represented by f(x) ∈ R d . It embeds an image x into a d-dimensional Euclidean space. Additionally, we constrain this embedding to live on the d-dimensional hypersphere, i.e. <text:span text:style-name="T4">||f</text:span>(x)<text:span text:style-name="T4">||_2</text:span> = 1. Here we want to ensure that an image x a i (anchor) of a specific person is closer to all other images x p i (positive) of the same person than it is to any image x n i (negative) of any other person.</text:p>
      <text:p text:style-name="P19">Equation page 3</text:p>
      <text:p text:style-name="P10"><text:span text:style-name="T5"><text:s/></text:span>We explored various embedding dimensionalities and selected 128 for all experiments</text:p>
      <text:p text:style-name="P10"/>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36">Method</text:p>
          </table:table-cell>
          <table:table-cell table:style-name="Table2.A1" office:value-type="string">
            <text:p text:style-name="P36">LWF Accuracy</text:p>
          </table:table-cell>
          <table:table-cell table:style-name="Table2.A1" office:value-type="string">
            <text:p text:style-name="P36">Dataset</text:p>
          </table:table-cell>
          <table:table-cell table:style-name="Table2.A1" office:value-type="string">
            <text:p text:style-name="P37">Data Size</text:p>
          </table:table-cell>
          <table:table-cell table:style-name="Table2.E1" office:value-type="string">
            <text:p text:style-name="P37">Architecture</text:p>
          </table:table-cell>
        </table:table-row>
        <table:table-row>
          <table:table-cell table:style-name="Table2.A2" office:value-type="string">
            <text:p text:style-name="P36">FaceNet</text:p>
          </table:table-cell>
          <table:table-cell table:style-name="Table2.A2" office:value-type="string">
            <text:p text:style-name="P36">0.9965</text:p>
          </table:table-cell>
          <table:table-cell table:style-name="Table2.A2" office:value-type="string">
            <text:p text:style-name="P36">VGGFace2</text:p>
          </table:table-cell>
          <table:table-cell table:style-name="Table2.A2" office:value-type="string">
            <text:p text:style-name="P32">3.31 million images of 9131 identities</text:p>
            <text:p text:style-name="Table_20_Contents"/>
          </table:table-cell>
          <table:table-cell table:style-name="Table2.E2" office:value-type="string">
            <text:p text:style-name="P29"><text:a xlink:type="simple" xlink:href="https://github.com/davidsandberg/facenet/blob/master/src/models/inception_resnet_v1.py" text:style-name="Internet_20_link" text:visited-style-name="Visited_20_Internet_20_Link"><text:span text:style-name="T16">Inception ResNet v1</text:span></text:a></text:p>
          </table:table-cell>
        </table:table-row>
        <table:table-row>
          <table:table-cell table:style-name="Table2.A2" office:value-type="string">
            <text:p text:style-name="P38">Dlib</text:p>
          </table:table-cell>
          <table:table-cell table:style-name="Table2.A2" office:value-type="string">
            <text:p text:style-name="P38">0.9938</text:p>
          </table:table-cell>
          <table:table-cell table:style-name="Table2.A2" office:value-type="string">
            <text:p text:style-name="P38">Face scrub, VGG, others</text:p>
          </table:table-cell>
          <table:table-cell table:style-name="Table2.A2" office:value-type="string">
            <text:p text:style-name="P31"><text:span text:style-name="T6">about 3 million faces and 7485 uniqu</text:span><text:span text:style-name="T9">e identities</text:span></text:p>
          </table:table-cell>
          <table:table-cell table:style-name="Table2.E2" office:value-type="string">
            <text:p text:style-name="P39">ResNet 29 convolution layers</text:p>
          </table:table-cell>
        </table:table-row>
        <table:table-row>
          <table:table-cell table:style-name="Table2.A2" office:value-type="string">
            <text:p text:style-name="P40">Openface</text:p>
          </table:table-cell>
          <table:table-cell table:style-name="Table2.A2" office:value-type="string">
            <text:p text:style-name="P42"><text:span text:style-name="T6">0.</text:span><text:span text:style-name="T10">9292±0</text:span><text:span text:style-name="T6">.013</text:span></text:p>
            <text:p text:style-name="P38"/>
          </table:table-cell>
          <table:table-cell table:style-name="Table2.A2" office:value-type="string">
            <text:p text:style-name="P42"><text:span text:style-name="T10">CASIA</text:span><text:span text:style-name="T6">-</text:span><text:span text:style-name="T10">WebFace</text:span><text:span text:style-name="T6"> and </text:span><text:span text:style-name="T10">FaceScrub</text:span></text:p>
          </table:table-cell>
          <table:table-cell table:style-name="Table2.A2" office:value-type="string">
            <text:p text:style-name="P33">500,000</text:p>
          </table:table-cell>
          <table:table-cell table:style-name="Table2.E2" office:value-type="string">
            <text:p text:style-name="P30"><text:a xlink:type="simple" xlink:href="https://github.com/davidsandberg/facenet/blob/master/src/models/inception_resnet_v1.py" text:style-name="Internet_20_link" text:visited-style-name="Visited_20_Internet_20_Link">Inception ResNet v1</text:a><text:span text:style-name="T16"> </text:span><text:span text:style-name="T17">(modified)</text:span></text:p>
          </table:table-cell>
        </table:table-row>
        <table:table-row>
          <table:table-cell table:style-name="Table2.A2" office:value-type="string">
            <text:p text:style-name="P40">ArcFace</text:p>
          </table:table-cell>
          <table:table-cell table:style-name="Table2.A2" office:value-type="string">
            <text:p text:style-name="P44"><text:span text:style-name="T21">0.</text:span>9982</text:p>
            <text:p text:style-name="P38"/>
          </table:table-cell>
          <table:table-cell table:style-name="Table2.A2" office:value-type="string">
            <text:p text:style-name="P45">MS1MV2</text:p>
            <text:p text:style-name="P38"/>
          </table:table-cell>
          <table:table-cell table:style-name="Table2.A2" office:value-type="string">
            <text:p text:style-name="P32">10 million images of 100,000 </text:p>
            <text:p text:style-name="P34">top celebrities</text:p>
          </table:table-cell>
          <table:table-cell table:style-name="Table2.E2" office:value-type="string">
            <text:p text:style-name="P22">ResNet100</text:p>
          </table:table-cell>
        </table:table-row>
        <table:table-row>
          <table:table-cell table:style-name="Table2.A2" office:value-type="string">
            <text:p text:style-name="P43"><text:span text:style-name="T6">Human-level (cropped) [</text:span><text:span text:style-name="T10">KBBN09</text:span><text:span text:style-name="T6">]0.9753</text:span></text:p>
            <text:p text:style-name="P40"/>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1"/>
          </table:table-cell>
          <table:table-cell table:style-name="Table2.E2" office:value-type="string">
            <text:p text:style-name="P39"/>
          </table:table-cell>
        </table:table-row>
      </table:table>
      <text:p text:style-name="P10"/>
      <text:p text:style-name="P4">Personal Verification System Using ID Card and Face Photo</text:p>
      <text:p text:style-name="P21"/>
      <text:p text:style-name="P6">ArcFace: Additive Angular Margin Loss for Deep Face Recognition</text:p>
      <text:p text:style-name="P9"><text:a xlink:type="simple" xlink:href="https://arxiv.org/pdf/1607.08221.pdf" text:style-name="Internet_20_link" text:visited-style-name="Visited_20_Internet_20_Link">https://arxiv.org/pdf/1607.08221.pdf</text:a></text:p>
      <text:p text:style-name="P12"/>
      <text:p text:style-name="P5">Dlib-ml: A Machine Learning Toolkit</text:p>
      <text:h text:style-name="P35" text:outline-level="3">High Quality Face Recognition with Deep Metric Learning </text:h>
      <text:p text:style-name="P9"><text:a xlink:type="simple" xlink:href="http://blog.dlib.net/2017/02/high-quality-face-recognition-with-deep.html" text:style-name="Internet_20_link" text:visited-style-name="Visited_20_Internet_20_Link">http://blog.dlib.net/2017/02/high-quality-face-recognition-with-deep.html</text:a></text:p>
      <text:p text:style-name="P9"><text:a xlink:type="simple" xlink:href="https://github.com/ageitgey/face_recognition" text:style-name="Internet_20_link" text:visited-style-name="Visited_20_Internet_20_Link">https://github.com/ageitgey/face_recognition</text:a></text:p>
      <text:p text:style-name="P8"><text:soft-page-break/></text:p>
      <text:p text:style-name="P1">OpenFace: A general-purpose face recognitionlibrary with mobile applications</text:p>
      <text:p text:style-name="P1"><text:a xlink:type="simple" xlink:href="http://cmusatyalab.github.io/openface/" text:style-name="Internet_20_link" text:visited-style-name="Visited_20_Internet_20_Link">http://cmusatyalab.github.io/openface/</text:a></text:p>
      <text:p text:style-name="Text_20_body"/>
      <text:p text:style-name="Text_20_body"/>
      <text:p text:style-name="P41">k-means++: The Advantages of Careful Seeding</text:p>
      <text:p text:style-name="P23">Stuart P. Lloyd. Least squares quantization in pcm. IEEE Transactions on Information Theory, 28(2):129–136, 1982.</text:p>
      <text:p text:style-name="P23"><text:span text:style-name="T3"> </text:span><text:span text:style-name="Emphasis"><text:span text:style-name="T3">K</text:span></text:span><text:span text:style-name="T3">-means and expectation maximization algorithms</text:span></text:p>
      <text:p text:style-name="Text_20_body"><text:a xlink:type="simple" xlink:href="https://www.ncbi.nlm.nih.gov/pmc/articles/PMC4433949/" text:style-name="Internet_20_link" text:visited-style-name="Visited_20_Internet_20_Link"><text:span text:style-name="T3">https://www.ncbi.nlm.nih.gov/pmc/articles/PMC4433949/</text:span></text:a></text:p>
      <text:p text:style-name="P15"/>
      <text:p text:style-name="P14"><text:span text:style-name="T11">EM and </text:span><text:span text:style-name="Emphasis"><text:span text:style-name="T11">K</text:span></text:span><text:span text:style-name="T11">-means are similar in the sense that they allow model refining of an iterative process to find the best congestion. However, the </text:span><text:span text:style-name="Emphasis"><text:span text:style-name="T11">K</text:span></text:span><text:span text:style-name="T11">-means algorithm differs in the method used for calculating the Euclidean distance while calculating the distance between each of two data items; and EM uses statistical methods. </text:span></text:p>
      <text:p text:style-name="P26"><text:bookmark text:name="__p3"/>Clustering means to split a large data set into a plurality of clusters of data, which share some trait of each subset. It is carried out by calculating the similarity or proximity based on the distance measurement method. </text:p>
      <text:p text:style-name="P26">The two can be divided into partial clustering and hierarchical clustering in the data. Hierarchical clustering can be agglomerative or divisive, i.e. bottom–up or top–down, respectively. It begins from each element and is intended to form a hierarchical cluster structure. The elements form a tree structure, which is a single cluster with all the elements on the other end. </text:p>
      <text:p text:style-name="P26">Clustering can be considered the most important unsupervised learning problem, and – like every other problem of this kind – it aims to find a structure (intrinsic grouping) in a collection of unlabelled data. A cluster is therefore a collection of objects which are ‘similar’ between each other and are ‘dissimilar’ to the objects belonging to other clusters</text:p>
      <text:p text:style-name="P25"><text:span text:style-name="T11">he concept of the EM algorithm stems from the Gaussian mixture model (GMM). The GMM method is one way to improve the density of a given set of sample data modelled as a function of the probability density of a single-density estimation method with multiple Gaussian probability density function to model the distribution of the data. In general, to obtain the estimated parameters of each Gaussian blend component if given a sample data set of the log-likelihood of the data, the maximum is determined by the EM algorithm to estimate the optimal model. A set of </text:span><text:span text:style-name="Emphasis"><text:span text:style-name="T7">k</text:span></text:span><text:span text:style-name="T11">-clusters with weight that maximize log-likelihood function. </text:span><text:bookmark text:name="__p17"/><text:span text:style-name="T11">Input: Cluster number </text:span><text:span text:style-name="Emphasis"><text:span text:style-name="T11">k</text:span></text:span><text:span text:style-name="T11">, a database, stopping tolerance.</text:span></text:p>
      <text:p text:style-name="P24"><text:bookmark text:name="__p18"/><text:span text:style-name="T11">Output: A set of </text:span><text:span text:style-name="Emphasis"><text:span text:style-name="T11">k</text:span></text:span><text:span text:style-name="T11">-clusters with weight that maximize log-likelihood function.</text:span></text:p>
      <text:list xml:id="list1092910767" text:style-name="L1">
        <text:list-item>
          <text:p text:style-name="P60"><text:bookmark text:name="__p19"/><text:span text:style-name="T11">Expectation step: For each database record </text:span><text:span text:style-name="Emphasis"><text:span text:style-name="T11">x</text:span></text:span><text:span text:style-name="T11">, compute the membership probability of </text:span><text:span text:style-name="Emphasis"><text:span text:style-name="T11">x</text:span></text:span><text:span text:style-name="T11"> in each cluster </text:span><text:span text:style-name="Emphasis"><text:span text:style-name="T11">h</text:span></text:span><text:span text:style-name="T11"> = 1,…, </text:span><text:span text:style-name="Emphasis"><text:span text:style-name="T11">k</text:span></text:span><text:span text:style-name="T11">.</text:span></text:p>
        </text:list-item>
        <text:list-item>
          <text:p text:style-name="P61"><text:bookmark text:name="__p20"/>Maximization step: Update mixture model parameter (probability weight).</text:p>
        </text:list-item>
        <text:list-item>
          <text:p text:style-name="P60"><text:bookmark text:name="__p21"/><text:span text:style-name="T11">Stopping criteria: If stopping criteria are satisfied stop, else set </text:span><text:span text:style-name="Emphasis"><text:span text:style-name="T11">j</text:span></text:span><text:span text:style-name="T11"> = </text:span><text:span text:style-name="Emphasis"><text:span text:style-name="T11">j</text:span></text:span><text:span text:style-name="T11"> +1 and go to (1).</text:span></text:p>
        </text:list-item>
      </text:list>
      <text:p text:style-name="P26"/>
      <text:p text:style-name="P13"><text:a xlink:type="simple" xlink:href="https://scikit-learn.org/stable/modules/clustering.html" text:style-name="Internet_20_link" text:visited-style-name="Visited_20_Internet_20_Link"><text:span text:style-name="T8">https://scikit-learn.org/stable/modules/clustering.html</text:span></text:a></text:p>
      <text:p text:style-name="P16"/>
      <text:p text:style-name="P16"/>
      <text:p text:style-name="P27"/>
      <text:p text:style-name="P28"><text:span text:style-name="Strong_20_Emphasis"><text:span text:style-name="T12">Algorithm description:</text:span></text:span></text:p>
      <text:list xml:id="list336526836" text:style-name="L2">
        <text:list-item>
          <text:p text:style-name="P62"><text:soft-page-break/>A new sample is inserted into the root of the CF Tree which is a CF Node. It is then merged with the subcluster of the root, that has the smallest radius after merging, constrained by the threshold and branching factor conditions. If the subcluster has any child node, then this is done repeatedly till it reaches a leaf. After finding the nearest subcluster in the leaf, the properties of this subcluster and the parent subclusters are recursively updated.</text:p>
        </text:list-item>
        <text:list-item>
          <text:p text:style-name="P63">If the radius of the subcluster obtained by merging the new sample and the nearest subcluster is greater than the square of the threshold and if the number of subclusters is greater than the branching factor, then a space is temporarily allocated to this new sample. The two farthest subclusters are taken and the subclusters are divided into two groups on the basis of the distance between these subclusters.</text:p>
        </text:list-item>
        <text:list-item>
          <text:p text:style-name="P63">If this split node has a parent subcluster and there is room for a new subcluster, then the parent is split into two. If there is no room, then this node is again split into two and the process is continued recursively, till it reaches the root.</text:p>
        </text:list-item>
      </text:list>
      <text:p text:style-name="P16">Tian Zhang, Raghu Ramakrishnan, Maron Livny BIRCH: An efficient data clustering method for large databases. <text:a xlink:type="simple" xlink:href="https://www.cs.sfu.ca/CourseCentral/459/han/papers/zhang96.pdf" text:style-name="Internet_20_link" text:visited-style-name="Visited_20_Internet_20_Link"><text:span text:style-name="T15">https://www.cs.sfu.ca/CourseCentral/459/han/papers/zhang96.pdf</text:span></text:a></text:p>
      <text:list xml:id="list109453024" text:style-name="L3">
        <text:list-item>
          <text:p text:style-name="P64">Intro</text:p>
        </text:list-item>
        <text:list-item>
          <text:p text:style-name="P46">Related Work</text:p>
        </text:list-item>
      </text:list>
      <text:list xml:id="list4129953254" text:style-name="L4">
        <text:list-item>
          <text:list>
            <text:list-item>
              <text:p text:style-name="P47">Face feature in social science</text:p>
            </text:list-item>
            <text:list-item>
              <text:p text:style-name="P47">Machine related face feature in social sciences</text:p>
            </text:list-item>
            <text:list-item>
              <text:p text:style-name="P47">Clustering Faces</text:p>
            </text:list-item>
          </text:list>
        </text:list-item>
      </text:list>
      <text:list xml:id="list202519937506825" text:continue-list="list109453024" text:style-name="L3">
        <text:list-item>
          <text:p text:style-name="P46">Background</text:p>
        </text:list-item>
      </text:list>
      <text:list xml:id="list876097470" text:style-name="L5">
        <text:list-item>
          <text:list>
            <text:list-item>
              <text:p text:style-name="P48">Face Detection</text:p>
              <text:list>
                <text:list-item>
                  <text:p text:style-name="P48">MTCNN</text:p>
                </text:list-item>
                <text:list-item>
                  <text:p text:style-name="P48">Dlib - <text:span text:style-name="T19">HOG</text:span></text:p>
                </text:list-item>
              </text:list>
            </text:list-item>
            <text:list-item>
              <text:p text:style-name="P48">Feature Extraction</text:p>
              <text:list>
                <text:list-item>
                  <text:p text:style-name="P48">CNN-based</text:p>
                </text:list-item>
                <text:list-item>
                  <text:p text:style-name="P48">Triple Loss Function</text:p>
                </text:list-item>
                <text:list-item>
                  <text:p text:style-name="P48">Angular Loss</text:p>
                </text:list-item>
              </text:list>
            </text:list-item>
          </text:list>
        </text:list-item>
      </text:list>
      <text:list xml:id="list202519938186780" text:continue-list="list202519937506825" text:style-name="L3">
        <text:list-item>
          <text:p text:style-name="P49">Experiment</text:p>
        </text:list-item>
      </text:list>
      <text:list xml:id="list2000286078" text:style-name="L6">
        <text:list-item>
          <text:list>
            <text:list-item>
              <text:p text:style-name="P50">Computer</text:p>
              <text:list>
                <text:list-item>
                  <text:p text:style-name="P50">Processor: Intel® Core™ i5-4570 CPU @ 3.20GHz × 4</text:p>
                </text:list-item>
                <text:list-item>
                  <text:p text:style-name="P50">16 GB RAM</text:p>
                </text:list-item>
              </text:list>
            </text:list-item>
          </text:list>
        </text:list-item>
      </text:list>
      <text:list xml:id="list2459895929" text:style-name="L7">
        <text:list-item>
          <text:list>
            <text:list-item>
              <text:p text:style-name="P51">Metho<text:span text:style-name="T18">d</text:span></text:p>
              <text:list>
                <text:list-item>
                  <text:p text:style-name="P52">FaceNet</text:p>
                </text:list-item>
                <text:list-item>
                  <text:p text:style-name="P52">Dlib</text:p>
                </text:list-item>
                <text:list-item>
                  <text:p text:style-name="P52">Openface</text:p>
                </text:list-item>
                <text:list-item>
                  <text:p text:style-name="P52">ArcFace</text:p>
                </text:list-item>
              </text:list>
            </text:list-item>
            <text:list-item>
              <text:p text:style-name="P51">Clustering</text:p>
              <text:list>
                <text:list-item>
                  <text:p text:style-name="P54">K means</text:p>
                </text:list-item>
                <text:list-item>
                  <text:p text:style-name="P54">Spectral</text:p>
                </text:list-item>
                <text:list-item>
                  <text:p text:style-name="P54">EM</text:p>
                </text:list-item>
                <text:list-item>
                  <text:p text:style-name="P54">HAC</text:p>
                </text:list-item>
                <text:list-item>
                  <text:p text:style-name="P54">Birch</text:p>
                </text:list-item>
              </text:list>
            </text:list-item>
          </text:list>
        </text:list-item>
      </text:list>
      <text:list xml:id="list202519182102265" text:continue-list="list202519938186780" text:style-name="L3">
        <text:list-item>
          <text:p text:style-name="P53">Evaluatoin</text:p>
        </text:list-item>
      </text:list>
      <text:list xml:id="list329665475" text:style-name="L8">
        <text:list-item>
          <text:list>
            <text:list-item>
              <text:p text:style-name="P55">F-measure</text:p>
            </text:list-item>
            <text:list-item>
              <text:p text:style-name="P55"><text:soft-page-break/>ROC curve of all methods</text:p>
            </text:list-item>
            <text:list-item>
              <text:p text:style-name="P57"><text:span text:style-name="T14">P</text:span><text:span text:style-name="T13">lot F-Measure and number of clusters (5, 11)</text:span></text:p>
            </text:list-item>
          </text:list>
        </text:list-item>
      </text:list>
      <text:list xml:id="list998760289" text:style-name="L9">
        <text:list-header>
          <text:p text:style-name="P5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Times New Roman" svg:font-family="'Times New Roman', stixgeneral, serif"/>
    <style:font-face style:name="sans-serif" svg:font-family="sans-serif"/>
    <style:font-face style:name="AR PL SungtiL GB" svg:font-family="'AR PL SungtiL GB'"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1:24:27.224049518</meta:creation-date>
    <meta:generator>LibreOffice/6.0.7.3$Linux_X86_64 LibreOffice_project/00m0$Build-3</meta:generator>
    <dc:date>2019-10-20T20:25:18.944715849</dc:date>
    <meta:editing-duration>P1DT6H12M7S</meta:editing-duration>
    <meta:editing-cycles>104</meta:editing-cycles>
    <meta:document-statistic meta:table-count="1" meta:image-count="0" meta:object-count="0" meta:page-count="7" meta:paragraph-count="106" meta:word-count="1217" meta:character-count="7957" meta:non-whitespace-character-count="6877"/>
  </office:meta>
</office:document-meta>
</file>